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ae9fe" officeooo:paragraph-rsid="001c64fd"/>
    </style:style>
    <style:style style:name="P2" style:family="paragraph" style:parent-style-name="Standard">
      <style:paragraph-properties fo:text-align="start" style:justify-single-word="false"/>
      <style:text-properties officeooo:rsid="001d02f8" officeooo:paragraph-rsid="001d02f8"/>
    </style:style>
    <style:style style:name="P3" style:family="paragraph" style:parent-style-name="Standard">
      <style:paragraph-properties fo:text-align="start" style:justify-single-word="false"/>
      <style:text-properties officeooo:paragraph-rsid="002f153e"/>
    </style:style>
    <style:style style:name="P4" style:family="paragraph" style:parent-style-name="Standard">
      <style:paragraph-properties fo:text-align="start" style:justify-single-word="false"/>
      <style:text-properties officeooo:rsid="001f9c86" officeooo:paragraph-rsid="001f9c86"/>
    </style:style>
    <style:style style:name="P5" style:family="paragraph" style:parent-style-name="Standard">
      <style:paragraph-properties fo:text-align="start" style:justify-single-word="false"/>
      <style:text-properties officeooo:rsid="0021567a" officeooo:paragraph-rsid="0021567a"/>
    </style:style>
    <style:style style:name="P6" style:family="paragraph" style:parent-style-name="Standard">
      <style:paragraph-properties fo:text-align="start" style:justify-single-word="false"/>
      <style:text-properties officeooo:rsid="0026c120" officeooo:paragraph-rsid="002a6c9d"/>
    </style:style>
    <style:style style:name="P7" style:family="paragraph" style:parent-style-name="Standard">
      <style:paragraph-properties fo:text-align="start" style:justify-single-word="false"/>
      <style:text-properties officeooo:rsid="0026c120" officeooo:paragraph-rsid="002ed41e"/>
    </style:style>
    <style:style style:name="T1" style:family="text">
      <style:text-properties officeooo:rsid="001c64fd"/>
    </style:style>
    <style:style style:name="T2" style:family="text">
      <style:text-properties officeooo:rsid="001da456"/>
    </style:style>
    <style:style style:name="T3" style:family="text">
      <style:text-properties fo:font-weight="bold" style:font-weight-asian="bold" style:font-weight-complex="bold"/>
    </style:style>
    <style:style style:name="T4" style:family="text">
      <style:text-properties fo:font-weight="bold" officeooo:rsid="001da456" style:font-weight-asian="bold" style:font-weight-complex="bold"/>
    </style:style>
    <style:style style:name="T5" style:family="text">
      <style:text-properties fo:font-weight="bold" officeooo:rsid="001f9c86" style:font-weight-asian="bold" style:font-weight-complex="bold"/>
    </style:style>
    <style:style style:name="T6" style:family="text">
      <style:text-properties fo:font-weight="bold" officeooo:rsid="002a04fd" style:font-weight-asian="bold" style:font-weight-complex="bold"/>
    </style:style>
    <style:style style:name="T7" style:family="text">
      <style:text-properties fo:font-weight="bold" officeooo:rsid="002b33a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da456" style:font-weight-asian="normal" style:font-weight-complex="normal"/>
    </style:style>
    <style:style style:name="T10" style:family="text">
      <style:text-properties officeooo:rsid="001f9c86"/>
    </style:style>
    <style:style style:name="T11" style:family="text">
      <style:text-properties officeooo:rsid="0021567a"/>
    </style:style>
    <style:style style:name="T12" style:family="text">
      <style:text-properties officeooo:rsid="00263251"/>
    </style:style>
    <style:style style:name="T13" style:family="text">
      <style:text-properties officeooo:rsid="0028086b"/>
    </style:style>
    <style:style style:name="T14" style:family="text">
      <style:text-properties officeooo:rsid="002a04fd"/>
    </style:style>
    <style:style style:name="T15" style:family="text">
      <style:text-properties officeooo:rsid="002a6c9d"/>
    </style:style>
    <style:style style:name="T16" style:family="text">
      <style:text-properties officeooo:rsid="002ed41e"/>
    </style:style>
    <style:style style:name="T17" style:family="text">
      <style:text-properties officeooo:rsid="002f153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orem Proving <text:s/><text:span text:style-name="T1">of First Order Logic for</text:span> Solving Pronoun Disambiguation Problems</text:p>
      <text:p text:style-name="P1"/>
      <text:p text:style-name="P2">abstract</text:p>
      <text:p text:style-name="P2">In this paper, we propose theorem proving of first order logic for solving pronoun disambiguation problems(PDP). The <text:span text:style-name="T2">PDP task introduced</text:span> <text:span text:style-name="T2">in this paper contains the extended version of the publicly available dataset in the Winograd Schema Challenge</text:span><text:span text:style-name="T4">[1]</text:span><text:span text:style-name="T9">.</text:span><text:span text:style-name="T4"> </text:span><text:span text:style-name="T9">This task </text:span><text:span text:style-name="T8">requires</text:span> the ability of sentence comprehension and logical reasoning. <text:span text:style-name="T10">In this task, traditional method of word vector similarity matching is no longer effective. In the 2016 Winograd Schema Challenge, the best question answering system just achieved 58% accuracy. Therefore, we propose theorem proving of first order logic method to solve this PDP task. In result, our method achieves 63.75% accuracy, outperforming R-NET</text:span><text:span text:style-name="T5">[2]</text:span><text:span text:style-name="T10"> in the test set.</text:span></text:p>
      <text:p text:style-name="P2"/>
      <text:p text:style-name="P4">Keywords: Winograd Schema Challenge(WSC), First Order Logic, Pronoun Disambiguation Problems, Logical Reasoning</text:p>
      <text:p text:style-name="P4"/>
      <text:p text:style-name="P4"/>
      <text:p text:style-name="P4">1. Introduction</text:p>
      <text:p text:style-name="P4"><text:tab/><text:span text:style-name="T12">What is WSC.</text:span></text:p>
      <text:p text:style-name="P4"><text:tab/><text:span text:style-name="T12">Difficulty in Solving WSC</text:span></text:p>
      <text:p text:style-name="P4"><text:s/><text:tab/><text:span text:style-name="T12">Our method</text:span></text:p>
      <text:p text:style-name="P4"><text:tab/><text:span text:style-name="T12">Introduce the remaining parts of this paper</text:span></text:p>
      <text:p text:style-name="P4"><text:tab/></text:p>
      <text:p text:style-name="P7">In recent years, many systems which do not have the human-like intelligence have passed the Turing Test<text:span text:style-name="T3">[3]</text:span>. Therefore, many <text:span text:style-name="T13">possible</text:span> Turing Test <text:span text:style-name="T16">alternatives </text:span>have been proposed <text:span text:style-name="T6">[4,5,6]</text:span>. <text:span text:style-name="T14">Among these possible alternatives, the Winograd Schema Challenge(WSC) is proposed by Hector Levesque, a computer scientist at the university of Toronto. It is a multiple-choice test that employs questions of a very specific structure</text:span><text:span text:style-name="T6">[7, </text:span><text:span text:style-name="T7">wiki</text:span><text:span text:style-name="T6">]</text:span><text:span text:style-name="T14">. Every Winograd Schema(WS) question is a pronoun disambiguation problem. For example</text:span><text:span text:style-name="T6">[</text:span><text:span text:style-name="T7">8, wsc collections</text:span><text:span text:style-name="T6">]</text:span><text:span text:style-name="T14">:</text:span></text:p>
      <text:p text:style-name="P6"><text:tab/><text:span text:style-name="T14">The trophy doesn’t fit into the brown suitcase because it’s too small. </text:span></text:p>
      <text:p text:style-name="P6"><text:span text:style-name="T14"><text:tab/>What is too small?</text:span></text:p>
      <text:p text:style-name="P6"><text:tab/><text:span text:style-name="T15">The trophy / the brown suitcase.</text:span></text:p>
      <text:p text:style-name="P3"><text:span text:style-name="T17">To solve the example problem showed above is to find the word to replace “what” in the question sentence. As we know, if thing A is big and thing B is small, then thing A can’t fit into thing B. So, we know the correct answer to this question is “the brown suitcase”. But for a machine, it might not have commonsense knowledge about the relationship between the word “small” and the phrase “fit into”, so it doesn’t know how to reason and get the correct answer to this question. Therefore, the key to solve WS question is to find the commonsense knowledge related to the question and reason out the answer by using the commonsense knowledge. <text:s/>To correctly answer WS question, a system must have the ability of sentence comprehension, retrieving the related commonsense knowledge and logical reasoning based on commonsense knowledge.</text:span></text:p>
      <text:p text:style-name="P4"/>
      <text:p text:style-name="P4">2. The Research Motivation</text:p>
      <text:p text:style-name="P4"/>
      <text:p text:style-name="P4">3. <text:span text:style-name="T11">Preparation</text:span></text:p>
      <text:p text:style-name="P4"/>
      <text:p text:style-name="P5">4. Algorithm</text:p>
      <text:p text:style-name="P4"/>
      <text:p text:style-name="P5">5. Experiments</text:p>
      <text:p text:style-name="P5"/>
      <text:p text:style-name="P5">6. Conclusions</text:p>
      <text:p text:style-name="P5"/>
      <text:p text:style-name="P5">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9:20:20.433227211</meta:creation-date>
    <dc:date>2018-03-09T14:17:01.498703851</dc:date>
    <meta:editing-duration>P1DT16H21M45S</meta:editing-duration>
    <meta:editing-cycles>14</meta:editing-cycles>
    <meta:generator>LibreOffice/5.1.6.2$Linux_X86_64 LibreOffice_project/10m0$Build-2</meta:generator>
    <meta:document-statistic meta:table-count="0" meta:image-count="0" meta:object-count="0" meta:page-count="1" meta:paragraph-count="21" meta:word-count="400" meta:character-count="2595" meta:non-whitespace-character-count="2203"/>
  </office:meta>
</office:document-meta>
</file>